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OpenSymbol" svg:font-family="OpenSymbol"/>
    <style:font-face style:name="Tahoma1" svg:font-family="Tahoma"/>
    <style:font-face style:name="webkit-sans-serif" svg:font-family="webkit-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76cm" fo:text-align="justify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style:line-height-at-least="0.476cm" fo:text-align="justify" style:justify-single-word="false" fo:orphans="2" fo:widows="2" fo:text-indent="0cm" style:auto-text-indent="false"/>
      <style:text-properties fo:font-variant="normal" fo:text-transform="none" fo:color="#000000" style:font-name="Arial1" fo:font-size="9pt" fo:letter-spacing="normal" fo:font-style="normal" fo:font-weight="normal"/>
    </style:style>
    <style:style style:name="T1" style:family="text">
      <style:text-properties fo:font-variant="normal" fo:text-transform="none" fo:color="#000000" style:font-name="webkit-sans-serif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webkit-sans-serif" fo:font-size="9.75pt" fo:letter-spacing="normal" fo:font-style="normal" fo:font-weight="bold"/>
    </style:style>
    <style:style style:name="T3" style:family="text">
      <style:text-properties fo:font-variant="normal" fo:text-transform="none" fo:color="#000000" style:font-name="webkit-sans-serif" fo:font-size="9.75pt" fo:letter-spacing="normal" fo:font-style="italic" fo:font-weight="normal"/>
    </style:style>
    <style:style style:name="T4" style:family="text">
      <style:text-properties fo:font-variant="normal" fo:text-transform="none" fo:color="#000000" style:font-name="Arial1" fo:font-size="9pt" fo:letter-spacing="normal" fo:font-style="normal" fo:font-weight="normal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2bb8" style:text-line-through-style="none" style:font-name="webkit-sans-serif" fo:font-size="9.75pt" fo:letter-spacing="normal" fo:font-style="normal" style:text-underline-style="none" fo:font-weight="normal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ript Vídeo</text:p>
      <text:p text:style-name="Standard"/>
      <text:p text:style-name="Standard">Vídeo introdutório (0:52)</text:p>
      <text:p text:style-name="Standard"><text:s/></text:p>
      <text:p text:style-name="Standard">Texto</text:p>
      <text:p text:style-name="Standard">Você sabe o que é ergonomia?</text:p>
      <text:p text:style-name="Standard"/>
      <text:p text:style-name="Standard">Explicar um pouco sobre ergonomia.</text:p>
      <text:p text:style-name="Standard"><text:span text:style-name="T1">A </text:span><text:span text:style-name="T2">ergonomia</text:span><text:span text:style-name="T1">, <text:s/>é a disciplina científica relacionada ao entendimento das interações entre seres humanos e outros elementos de um </text:span><text:a xlink:type="simple" xlink:href="/wiki/Sistema"><text:span text:style-name="T6">sistema</text:span></text:a><text:span text:style-name="T1">, e também é a profissão que aplica teoria, princípios, dados e métodos para projetar a fim de otimizar o bem-estar humano e o desempenho geral de um sistema. Esta é a definição adotada pela </text:span><text:a xlink:type="simple" xlink:href="/wiki/Associa%25C3%25A7%25C3%25A3o_Internacional_de_Ergonomia"><text:span text:style-name="T6">Associação Internacional de Ergonomia</text:span></text:a><text:span text:style-name="T1"> (</text:span><text:span text:style-name="T3">International Ergonomics Association</text:span><text:span text:style-name="T1"> - IEA ) em </text:span><text:a xlink:type="simple" xlink:href="/wiki/2000"><text:span text:style-name="T6">2000</text:span></text:a><text:span text:style-name="T1">.</text:span> </text:p>
      <text:p text:style-name="Standard"/>
      <text:p text:style-name="Standard">Explicar LER</text:p>
      <text:p text:style-name="Standard"/>
      <text:p text:style-name="Standard">Na área de trabalho, essa disciplina pode ajudar a evitar as Lesões por Esforço Repetitivo (LER).</text:p>
      <text:p text:style-name="P1"><text:span text:style-name="T5"> </text:span><text:span text:style-name="T4">Trabalhos que envolvem diretamente movimentos repetitivos; </text:span></text:p>
      <text:p text:style-name="P2">ausência de período de pausa e descanso;</text:p>
      <text:p text:style-name="P2"><text:s/>local de trabalho desconfortável e inadequado; </text:p>
      <text:p text:style-name="P2">ritmo muito acelerado para cumprimento de metas;</text:p>
      <text:p text:style-name="P2"><text:s/>jornadas excessivas de trabalho</text:p>
      <text:p text:style-name="Standard"/>
      <text:p text:style-name="Standard">Entrevista com o especialista</text:p>
      <text:p text:style-name="Standard"/>
      <text:p text:style-name="Standard">Especialistas em fisioterapia recomendam pausas durante o trabalho para relaxamento da musculatura</text:p>
      <text:p text:style-name="Standard"/>
      <text:p text:style-name="Standard">Esses exercicios trazem inúmeros beneficios para o corpo humano dentre eles:</text:p>
      <text:p text:style-name="Standard"/>
      <text:p text:style-name="Standard"/>
      <text:p text:style-name="Standard">Segundo o Ministério da Saúde em 2007, as doenças do Sistema Osteomuscular Relacionadas ao Trabalho (DORT), <text:s/>nas quais se incluem as Lesões por Esfprços repetitivos (LER) representão 84,77% do totla de doenças do trabalho.</text:p>
      <text:p text:style-name="Standard"/>
      <text:p text:style-name="Standard">As LERs são a segunda causa de afastamento do trabalho no Brasil.</text:p>
      <text:p text:style-name="Standard"/>
      <text:p text:style-name="Standard">Essas doenças atingem o trabalhador no auge de sua produtividade e experiência profissional</text:p>
      <text:p text:style-name="Standard"/>
      <text:p text:style-name="Standard">A maioria dos casos são diagnosticados em estágios avançados</text:p>
      <text:p text:style-name="Standard"/>
      <text:p text:style-name="Standard"/>
      <text:p text:style-name="Standard"/>
      <text:p text:style-name="Standard"/>
      <text:p text:style-name="Standard"/>
      <text:p text:style-name="Standard">Entrevista com usuário</text:p>
      <text:p text:style-name="Standard"/>
      <text:p text:style-name="Standard"/>
      <text:p text:style-name="Standard">Explicar a posição adequada</text:p>
      <text:p text:style-name="Standard"/>
      <text:p text:style-name="Standard"/>
      <text:p text:style-name="Standard">Explicar a ideia do software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trevista com o usuário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OpenSymbol" svg:font-family="OpenSymbol"/>
    <style:font-face style:name="Tahoma1" svg:font-family="Tahoma"/>
    <style:font-face style:name="webkit-sans-serif" svg:font-family="webkit-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2T17:13:28.79</meta:creation-date>
    <dc:date>2009-09-13T19:12:56.95</dc:date>
    <meta:editing-duration>PT06H57M10S</meta:editing-duration>
    <meta:editing-cycles>3</meta:editing-cycles>
    <meta:generator>OpenOffice.org/3.0$Win32 OpenOffice.org_project/300m15$Build-9379</meta:generator>
    <meta:document-statistic meta:table-count="0" meta:image-count="0" meta:object-count="0" meta:page-count="2" meta:paragraph-count="25" meta:word-count="242" meta:character-count="1603"/>
    <meta:user-defined meta:name="Info 1"/>
    <meta:user-defined meta:name="Info 2"/>
    <meta:user-defined meta:name="Info 3"/>
    <meta:user-defined meta:name="Info 4"/>
  </office:meta>
</office:document-meta>
</file>